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paragraph" style:name="P1" style:parent-style-name="Standard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family="paragraph" style:name="P2" style:parent-style-name="Standard">
      <style:paragraph-properties fo:text-align="center" style:justify-single-word="false"/>
      <style:text-properties fo:font-size="14pt" fo:font-style="italic" fo:font-weight="normal" style:font-size-asian="14pt" style:font-size-complex="14pt" style:font-style-asian="italic" style:font-style-complex="italic" style:font-weight-asian="normal" style:font-weight-complex="normal"/>
    </style:style>
    <style:style style:family="paragraph" style:name="P3" style:parent-style-name="Standard">
      <style:paragraph-properties fo:text-align="start" style:justify-single-word="false"/>
      <style:text-properties fo:font-size="12pt" fo:font-style="italic" fo:font-weight="normal" style:font-size-asian="12pt" style:font-size-complex="12pt" style:font-style-asian="italic" style:font-style-complex="italic" style:font-weight-asian="normal" style:font-weight-complex="normal"/>
    </style:style>
    <style:style style:family="paragraph" style:name="P4" style:parent-style-name="Standard">
      <style:paragraph-properties fo:text-align="center" style:justify-single-word="false"/>
      <style:text-properties fo:color="#c5000b" fo:font-size="14pt" fo:font-style="italic" fo:font-weight="normal" style:font-size-asian="14pt" style:font-size-complex="14pt" style:font-style-asian="italic" style:font-style-complex="italic" style:font-weight-asian="normal" style:font-weight-complex="normal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/>
    </style:style>
    <style:style style:family="text" style:name="T3">
      <style:text-properties fo:color="#c5000b" fo:font-style="normal" style:font-style-asian="normal" style:font-style-complex="normal"/>
    </style:style>
  </office:automatic-styles>
  <office:body>
    <office:text>
      <text:variable-decls>
        <text:variable-decl office:value-type="float" text:name="v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Anita Hellein" office:value-type="string" text:name="vVorname"/>
        <text:user-field-decl office:string-value="Almer Daniel " office:value-type="string" text:name="name"/>
        <text:user-field-decl office:string-value="A-1140 Wien, Matznergasse 8/36" office:value-type="string" text:name="adresse"/>
        <text:user-field-decl office:string-value="IGP - Gitarre" office:value-type="string" text:name="studium"/>
      </text:user-field-decls>
      <text:p text:style-name="Standard"/>
      <text:p text:style-name="Standard"/>
      <text:p text:style-name="P1">Inskriptionsbestätigung</text:p>
      <text:p text:style-name="P1">für</text:p>
      <text:p text:style-name="P1"/>
      <text:p text:style-name="P4"><text:user-field-get text:name="name">Sepp Wimmer</text:user-field-get></text:p>
      <text:p text:style-name="P2"/>
      <text:p text:style-name="P2"/>
      <text:p text:style-name="P2"/>
      <text:p text:style-name="P3"><text:user-field-get text:name="name">Sepp Wimmer</text:user-field-get><text:span text:style-name="T1">, wohnhaft in </text:span><text:span text:style-name="T1"><text:user-field-get text:name="adresse">A-1140 Wien, Matznergasse 8/36</text:user-field-get></text:span><text:span text:style-name="T1"> studiert am </text:span><text:span text:style-name="T2">Jam Music Lab</text:span><text:span text:style-name="T1"> das Fach </text:span><text:span text:style-name="T3"><text:user-field-get text:name="studium">IGP - Gitarre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13S</meta:editing-duration>
    <meta:editing-cycles>11</meta:editing-cycles>
    <meta:generator>OpenOffice.org/3.4.1$Win32 OpenOffice.org_project/341m1$Build-9593</meta:generator>
    <dc:date>2013-06-06T01:50:17.68</dc:date>
    <meta:document-statistic meta:table-count="0" meta:image-count="0" meta:object-count="0" meta:page-count="1" meta:paragraph-count="4" meta:word-count="22" meta:character-count="141"/>
    <meta:user-defined meta:name="Info 1"/>
    <meta:user-defined meta:name="Info 2"/>
    <meta:user-defined meta:name="Info 3"/>
    <meta:user-defined meta:name="Info 4"/>
  </office:meta>
</office:document-meta>
</file>